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8b2" officeooo:paragraph-rsid="0007c8b2"/>
    </style:style>
    <style:style style:name="P2" style:family="paragraph" style:parent-style-name="Standard">
      <style:text-properties fo:font-style="italic" officeooo:rsid="00183688" officeooo:paragraph-rsid="00183688" style:font-style-asian="italic" style:font-style-complex="italic"/>
    </style:style>
    <style:style style:name="P3" style:family="paragraph" style:parent-style-name="Standard" style:list-style-name="L1">
      <style:text-properties officeooo:paragraph-rsid="0008d8d7"/>
    </style:style>
    <style:style style:name="P4" style:family="paragraph" style:parent-style-name="Standard" style:list-style-name="L1">
      <style:text-properties officeooo:paragraph-rsid="000cfb35"/>
    </style:style>
    <style:style style:name="P5" style:family="paragraph" style:parent-style-name="Standard" style:list-style-name="L1">
      <style:text-properties officeooo:paragraph-rsid="001274b8"/>
    </style:style>
    <style:style style:name="P6" style:family="paragraph" style:parent-style-name="Standard" style:list-style-name="L1">
      <style:text-properties officeooo:rsid="000ec0ab" officeooo:paragraph-rsid="000ec0ab"/>
    </style:style>
    <style:style style:name="P7" style:family="paragraph" style:parent-style-name="Standard" style:list-style-name="L1">
      <style:text-properties officeooo:rsid="001274b8" officeooo:paragraph-rsid="001274b8"/>
    </style:style>
    <style:style style:name="P8" style:family="paragraph" style:parent-style-name="Standard" style:list-style-name="L1">
      <style:text-properties officeooo:rsid="00145728" officeooo:paragraph-rsid="00145728"/>
    </style:style>
    <style:style style:name="T1" style:family="text">
      <style:text-properties officeooo:rsid="000a275f"/>
    </style:style>
    <style:style style:name="T2" style:family="text">
      <style:text-properties officeooo:rsid="000b10a5"/>
    </style:style>
    <style:style style:name="T3" style:family="text">
      <style:text-properties officeooo:rsid="000cfb35"/>
    </style:style>
    <style:style style:name="T4" style:family="text">
      <style:text-properties officeooo:rsid="000ec0ab"/>
    </style:style>
    <style:style style:name="T5" style:family="text">
      <style:text-properties officeooo:rsid="001274b8"/>
    </style:style>
    <style:style style:name="T6" style:family="text">
      <style:text-properties officeooo:rsid="00129010"/>
    </style:style>
    <style:style style:name="T7" style:family="text">
      <style:text-properties officeooo:rsid="0014dcb8"/>
    </style:style>
    <style:style style:name="T8" style:family="text">
      <style:text-properties officeooo:rsid="00166f3b"/>
    </style:style>
    <style:style style:name="T9" style:family="text">
      <style:text-properties officeooo:rsid="0016c9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aawansowane Wzorce Projektowe i Architektoniczne</text:p>
      <text:p text:style-name="P2"/>
      <text:p text:style-name="P1">Lista zaawansowanych wzorców projektowych</text:p>
      <text:list xml:id="list1009304159" text:style-name="L1">
        <text:list-item>
          <text:p text:style-name="P3">Data Mapper – umożliwia wymianę danych pomiędzy obiektami a bazą danych. Używany przez bibliotekę Hibernate. Przykładowe klasy: klasy oznaczone jako @Entity (Station.java, CurrentPrice.java, etc). Łatwe zastąpienie warstwy realizowanej przez Data Mapper, możliwość niezależnego rozwijania, modyfikowania, testowania.</text:p>
        </text:list-item>
        <text:list-item>
          <text:p text:style-name="P3">Data Transfer Object – umożliwia przenoszenie dane między procesami i zmniejszenie liczby wywoływanych metod. Przykładowe klasy: CurrentPriceDto.java, PriceRecordDto.java. Wzorzec pozwala na ograniczanie i grupowanie danych.</text:p>
        </text:list-item>
        <text:list-item>
          <text:p text:style-name="P3">Service Layer – warstwa określająca zbiór dostępnych operacji. Przykładowe klasy: PriceService.java, StationService. Service Layer hermetyzuje logikę biznesową umożliwiając sterowanie tranzakcjami i niwelując powielanie kodu.</text:p>
        </text:list-item>
        <text:list-item>
          <text:p text:style-name="P3">Metadata Mapping – <text:span text:style-name="T1">przechowywanie informacji dotyczących odwzorowań obiektów na dane relacyjne. Przykładowe klasy: CurrentPrice.java, PriceRecord.java, Station.java. Metadanymi są adnotacje Javy, np. @Id, </text:span><text:span text:style-name="T2">@GeneratedValue,</text:span><text:span text:style-name="T1"> @</text:span><text:span text:style-name="T7">Many</text:span><text:span text:style-name="T1">ToOne, @Enumerated, @Entity. </text:span><text:span text:style-name="T4">Metadata Mapping pozwala zdefiniować odwzorowania w krótki i przejrzysty sposób.</text:span></text:p>
        </text:list-item>
        <text:list-item>
          <text:p text:style-name="P4"><text:span text:style-name="T3">Repository – łączy warstwę dziedziny i odwzorowania danych. Przykładowe klasy: PriceRecordRepository.java, StationRepository.java, CurrentPriceRepository.java. </text:span><text:span text:style-name="T4">Repository pozwala aplikacji na komunikację z bazą danych.</text:span></text:p>
        </text:list-item>
        <text:list-item>
          <text:p text:style-name="P6">Value Object – równość obiektów zależy od równości pól, a nie referencji. Przykładowe klasy: wszystkie klasy z przeładowanymi metodami Equals() i HashCode(), na przykład Price, CurrentPrice, CurrentPriceDto, itd.. Value Object jest przydatny szczególnie w Javie, kiedy chcemy być w stanie porównywać ze sobą obiekty w inny sposób niż przez referencję. <text:span text:style-name="T8">Szczególny przypadek – </text:span>Money – obiekt reprezentujący wartość monetarną. Klasa: Price.java. Money pomaga zapisać obiekt reprezentujący pewną wartość pieniężną.</text:p>
        </text:list-item>
        <text:list-item>
          <text:p text:style-name="P7">Identity Field – przechowuje pole identyfikacyjne z bazy danych. Przykład: PriceRecord.java pole id. Umożliwia jednoznaczną identyfikację rekordu w bazie danych.</text:p>
        </text:list-item>
        <text:list-item>
          <text:p text:style-name="P5"><text:span text:style-name="T5">Foreign Key Mapping – odwzorowuje asocjacje między tabelami jako klucz obcy tabeli. Przykład: PriceRecord.java pole station z adnotacją @</text:span><text:span text:style-name="T6">ManyToOne</text:span><text:span text:style-name="T5">.</text:span></text:p>
        </text:list-item>
        <text:list-item>
          <text:p text:style-name="P8">Dependent Mapping – <text:span text:style-name="T9">szczególny przypadek – </text:span>Embedded Value – odwzorowuje obiekt do kilku pól tabeli innego obiektu. Przykład: CurrentPrice.java/PriceRecord.java oraz Price.jav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21:57:21.234586130</meta:creation-date>
    <dc:date>2023-01-16T21:06:30.884792499</dc:date>
    <meta:editing-duration>PT54M5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76" meta:character-count="2421" meta:non-whitespace-character-count="2152"/>
  </office:meta>
</office:document-meta>
</file>